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6" table:default-cell-style-name="Default"/>
        <table:table-column table:style-name="co1" table:default-cell-style-name="ce2"/>
        <table:table-row table:style-name="ro1">
          <table:table-cell office:value-type="float" office:value="1" calcext:value-type="float">
            <text:p>1</text:p>
          </table:table-cell>
          <table:table-cell table:formula="of:=ABS([.A1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ABS([.A2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-3.42" calcext:value-type="float">
            <text:p>-3,42</text:p>
          </table:table-cell>
          <table:table-cell table:formula="of:=ABS([.A3])" office:value-type="float" office:value="3.42" calcext:value-type="float">
            <text:p>3,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</text:p>
          </table:table-cell>
          <table:table-cell table:formula="of:=ABS([.A4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1" office:value-type="float" office:value="10000000000" calcext:value-type="float">
            <text:p>1,00E+10</text:p>
          </table:table-cell>
          <table:table-cell table:formula="of:=ABS([.A5])" office:value-type="float" office:value="10000000000" calcext:value-type="float">
            <text:p>100000000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IBM Plex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IBM Plex Sans Devanagari" style:font-family-complex="'IBM Plex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6">00.00.0000</text:date>, <text:time style:data-style-name="N2" text:time-value="23:27:54.266270626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20:43:13.565015160</meta:creation-date>
    <dc:date>2024-11-16T23:29:51.036810319</dc:date>
    <meta:editing-duration>PT10M9S</meta:editing-duration>
    <meta:editing-cycles>6</meta:editing-cycles>
    <meta:generator>LibreOffice/24.8.2.1$Linux_X86_64 LibreOffice_project/480$Build-1</meta:generator>
    <meta:document-statistic meta:table-count="1" meta:cell-count="10" meta:object-count="0"/>
  </office:meta>
</office:document-meta>
</file>